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f6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a0f65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f65" style:font-name="Arial" style:font-size-asian="10pt" style:font-size-complex="10pt"/>
    </style:style>
    <style:style style:family="paragraph" style:name="P8" style:parent-style-name="UrbanTitle">
      <style:text-properties officeooo:paragraph-rsid="001a0f65"/>
    </style:style>
    <style:style style:family="paragraph" style:name="P9" style:parent-style-name="UrbanTitle">
      <style:text-properties fo:font-size="14pt" officeooo:paragraph-rsid="001a0f65" style:font-name="arial" style:font-size-asian="14pt" style:font-size-complex="14pt" style:text-underline-style="none"/>
    </style:style>
    <style:style style:family="paragraph" style:list-style-name="L1" style:name="P10" style:parent-style-name="UrbanBody">
      <style:text-properties fo:font-size="11pt" style:font-name="arial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ossier incomplet pour une demande de permis d'urbanisme</text:p>
      <text:p text:style-name="P4"/>
      <text:p text:style-name="P4"/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4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4"/>
      <text:p text:style-name="P4">Conformément à l'article 116 §1er, al. 1er du CWATUPE et en vertu des articles 284 à 314 du CWATUPE, nous vous informons que votre demande est <text:span text:style-name="T4">incomplète</text:span>.</text:p>
      <text:p text:style-name="P4"/>
      <text:p text:style-name="P4">Vous trouverez ci-dessous un <text:span text:style-name="T3">relevé des pièces manquantes</text:span>:</text:p>
      <text:section text:name="Section1" text:style-name="Sect1">
        <text:list text:style-name="L1" xml:id="list2403668630">
          <text:list-item>
            <text:p text:style-name="P10"><office:annotation><dc:creator>Stéphan Geulette</dc:creator><dc:date>2011-03-31T15:08:14</dc:date><text:p text:style-name="P11"><text:span text:style-name="T10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4"><office:annotation><dc:creator>Stéphan Geulette</dc:creator><dc:date>2011-04-01T14:01:18</dc:date><text:p text:style-name="P11"><text:span text:style-name="T10">do text </text:span></text:p><text:p text:style-name="P11"><text:span text:style-name="T10">from xhtml(self.getMissingPartsDetails())</text:span></text:p></office:annotation>Ceci est remplacé par le contenu de la zone détails concernant les pièces manquantes</text:p>
      <text:p text:style-name="P4"/>
      <text:p text:style-name="P4"/>
      <text:p text:style-name="P4">Nous vous prions de bien vouloir noter que la procédure relative à l'instruction de votre demande de permis recommencera à dater de la réception de ces pièces par l'Administration Communale.</text:p>
      <text:p text:style-name="P4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f6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a0f65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f65" style:font-name="Arial" style:font-size-asian="10pt" style:font-size-complex="10pt"/>
    </style:style>
    <style:style style:family="paragraph" style:name="P8" style:parent-style-name="UrbanTitle">
      <style:text-properties officeooo:paragraph-rsid="001a0f65"/>
    </style:style>
    <style:style style:family="paragraph" style:name="P9" style:parent-style-name="UrbanTitle">
      <style:text-properties fo:font-size="14pt" officeooo:paragraph-rsid="001a0f65" style:font-name="arial" style:font-size-asian="14pt" style:font-size-complex="14pt" style:text-underline-style="none"/>
    </style:style>
    <style:style style:family="paragraph" style:list-style-name="L1" style:name="P10" style:parent-style-name="UrbanBody">
      <style:text-properties fo:font-size="11pt" style:font-name="arial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ossier incomplet pour une demande de permis d'urbanisme</text:p>
      <text:p text:style-name="P4"/>
      <text:p text:style-name="P4"/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4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4"/>
      <text:p text:style-name="P4">Conformément à l'article 116 §1er, al. 1er du CWATUPE et en vertu des articles 284 à 314 du CWATUPE, nous vous informons que votre demande est <text:span text:style-name="T4">incomplète</text:span>.</text:p>
      <text:p text:style-name="P4"/>
      <text:p text:style-name="P4">Vous trouverez ci-dessous un <text:span text:style-name="T3">relevé des pièces manquantes</text:span>:</text:p>
      <text:section text:name="Section1" text:style-name="Sect1">
        <text:list text:style-name="L1" xml:id="list2403668630">
          <text:list-item>
            <text:p text:style-name="P10"><office:annotation><dc:creator>Stéphan Geulette</dc:creator><dc:date>2011-03-31T15:08:14</dc:date><text:p text:style-name="P11"><text:span text:style-name="T10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4"><office:annotation><dc:creator>Stéphan Geulette</dc:creator><dc:date>2011-04-01T14:01:18</dc:date><text:p text:style-name="P11"><text:span text:style-name="T10">do text </text:span></text:p><text:p text:style-name="P11"><text:span text:style-name="T10">from xhtml(self.getMissingPartsDetails())</text:span></text:p></office:annotation>Ceci est remplacé par le contenu de la zone détails concernant les pièces manquantes</text:p>
      <text:p text:style-name="P4"/>
      <text:p text:style-name="P4"/>
      <text:p text:style-name="P4">Nous vous prions de bien vouloir noter que la procédure relative à l'instruction de votre demande de permis recommencera à dater de la réception de ces pièces par l'Administration Communale.</text:p>
      <text:p text:style-name="P4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f6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a0f65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f65" style:font-name="Arial" style:font-size-asian="10pt" style:font-size-complex="10pt"/>
    </style:style>
    <style:style style:family="paragraph" style:name="P8" style:parent-style-name="UrbanTitle">
      <style:text-properties officeooo:paragraph-rsid="001a0f65"/>
    </style:style>
    <style:style style:family="paragraph" style:name="P9" style:parent-style-name="UrbanTitle">
      <style:text-properties fo:font-size="14pt" officeooo:paragraph-rsid="001a0f65" style:font-name="arial" style:font-size-asian="14pt" style:font-size-complex="14pt" style:text-underline-style="none"/>
    </style:style>
    <style:style style:family="paragraph" style:list-style-name="L1" style:name="P10" style:parent-style-name="UrbanBody">
      <style:text-properties fo:font-size="11pt" style:font-name="arial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ossier incomplet pour une demande de permis d'urbanisme</text:p>
      <text:p text:style-name="P4"/>
      <text:p text:style-name="P4"/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4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4"/>
      <text:p text:style-name="P4">Conformément à l'article 116 §1er, al. 1er du CWATUPE et en vertu des articles 284 à 314 du CWATUPE, nous vous informons que votre demande est <text:span text:style-name="T4">incomplète</text:span>.</text:p>
      <text:p text:style-name="P4"/>
      <text:p text:style-name="P4">Vous trouverez ci-dessous un <text:span text:style-name="T3">relevé des pièces manquantes</text:span>:</text:p>
      <text:section text:name="Section1" text:style-name="Sect1">
        <text:list text:style-name="L1" xml:id="list2403668630">
          <text:list-item>
            <text:p text:style-name="P10"><office:annotation><dc:creator>Stéphan Geulette</dc:creator><dc:date>2011-03-31T15:08:14</dc:date><text:p text:style-name="P11"><text:span text:style-name="T10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4"><office:annotation><dc:creator>Stéphan Geulette</dc:creator><dc:date>2011-04-01T14:01:18</dc:date><text:p text:style-name="P11"><text:span text:style-name="T10">do text </text:span></text:p><text:p text:style-name="P11"><text:span text:style-name="T10">from xhtml(self.getMissingPartsDetails())</text:span></text:p></office:annotation>Ceci est remplacé par le contenu de la zone détails concernant les pièces manquantes</text:p>
      <text:p text:style-name="P4"/>
      <text:p text:style-name="P4"/>
      <text:p text:style-name="P4">Nous vous prions de bien vouloir noter que la procédure relative à l'instruction de votre demande de permis recommencera à dater de la réception de ces pièces par l'Administration Communale.</text:p>
      <text:p text:style-name="P4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a0f65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1a0f6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a0f65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0f65" style:font-name="Arial" style:font-size-asian="10pt" style:font-size-complex="10pt"/>
    </style:style>
    <style:style style:family="paragraph" style:name="P8" style:parent-style-name="UrbanTitle">
      <style:text-properties officeooo:paragraph-rsid="001a0f65"/>
    </style:style>
    <style:style style:family="paragraph" style:name="P9" style:parent-style-name="UrbanTitle">
      <style:text-properties fo:font-size="14pt" officeooo:paragraph-rsid="001a0f65" style:font-name="arial" style:font-size-asian="14pt" style:font-size-complex="14pt" style:text-underline-style="none"/>
    </style:style>
    <style:style style:family="paragraph" style:list-style-name="L1" style:name="P10" style:parent-style-name="UrbanBody">
      <style:text-properties fo:font-size="11pt" style:font-name="arial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ossier incomplet pour une demande de permis d'urbanisme</text:p>
      <text:p text:style-name="P4"/>
      <text:p text:style-name="P4"/>
      <text:p text:style-name="P4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4"/>
      <text:p text:style-name="P4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4"/>
      <text:p text:style-name="P4">Conformément à l'article 116 §1er, al. 1er du CWATUPE et en vertu des articles 284 à 314 du CWATUPE, nous vous informons que votre demande est <text:span text:style-name="T4">incomplète</text:span>.</text:p>
      <text:p text:style-name="P4"/>
      <text:p text:style-name="P4">Vous trouverez ci-dessous un <text:span text:style-name="T3">relevé des pièces manquantes</text:span>:</text:p>
      <text:section text:name="Section1" text:style-name="Sect1">
        <text:list text:style-name="L1" xml:id="list2403668630">
          <text:list-item>
            <text:p text:style-name="P10"><office:annotation><dc:creator>Stéphan Geulette</dc:creator><dc:date>2011-03-31T15:08:14</dc:date><text:p text:style-name="P11"><text:span text:style-name="T10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4"><office:annotation><dc:creator>Stéphan Geulette</dc:creator><dc:date>2011-04-01T14:01:18</dc:date><text:p text:style-name="P11"><text:span text:style-name="T10">do text </text:span></text:p><text:p text:style-name="P11"><text:span text:style-name="T10">from xhtml(self.getMissingPartsDetails())</text:span></text:p></office:annotation>Ceci est remplacé par le contenu de la zone détails concernant les pièces manquantes</text:p>
      <text:p text:style-name="P4"/>
      <text:p text:style-name="P4"/>
      <text:p text:style-name="P4">Nous vous prions de bien vouloir noter que la procédure relative à l'instruction de votre demande de permis recommencera à dater de la réception de ces pièces par l'Administration Communale.</text:p>
      <text:p text:style-name="P4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3:47.023389557</dc:date>
    <dc:language>fr-FR</dc:language>
    <meta:editing-cycles>92</meta:editing-cycles>
    <meta:editing-duration>P1DT10H31M9S</meta:editing-duration>
    <meta:document-statistic meta:table-count="1" meta:image-count="0" meta:object-count="0" meta:page-count="1" meta:paragraph-count="19" meta:word-count="182" meta:character-count="1414" meta:non-whitespace-character-count="1271"/>
    <meta:user-defined meta:name="Info 1"/>
    <meta:user-defined meta:name="Info 2"/>
    <meta:user-defined meta:name="Info 3"/>
    <meta:user-defined meta:name="Info 4"/>
  </office:meta>
</office:document-meta>
</file>